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3896" calcext:value-type="float">
            <text:p>35.74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956" calcext:value-type="float">
            <text:p>34.57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152" calcext:value-type="float">
            <text:p>35.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7344" calcext:value-type="float">
            <text:p>35.1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1184" calcext:value-type="float">
            <text:p>35.3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2632" calcext:value-type="float">
            <text:p>35.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3488" calcext:value-type="float">
            <text:p>35.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7448" calcext:value-type="float">
            <text:p>35.2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0252" calcext:value-type="float">
            <text:p>35.4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0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58" calcext:value-type="float">
            <text:p>34.97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5112" calcext:value-type="float">
            <text:p>34.80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2602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